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Тест 1. </text:p>
      <text:p text:style-name="Standard"><text:s text:c="4"/>Пройти пошаговую инструкцию. <text:s text:c="2"/>(это тройка)</text:p>
      <text:p text:style-name="Standard"/>
      <text:p text:style-name="Standard">Тест 2</text:p>
      <text:p text:style-name="Standard"><text:s text:c="3"/>Начертить уже разрабоанную схему. (это тройка с плюсом)</text:p>
      <text:p text:style-name="Standard"/>
      <text:p text:style-name="Standard">Тест 3.</text:p>
      <text:p text:style-name="Standard"><text:s text:c="3"/>Провести ( тестирование ) анализ функционирования схемы. </text:p>
      <text:p text:style-name="Standard"><text:s text:c="3"/>Слелать оценку , где можно использовать</text:p>
      <text:p text:style-name="Standard"><text:s text:c="16"/>нарисовать структурную схему </text:p>
      <text:p text:style-name="Standard"><text:s text:c="16"/>нарисовать функциональную схему <text:s text:c="2"/>(четверка с минусом) </text:p>
      <text:p text:style-name="Standard">Тест 4.</text:p>
      <text:p text:style-name="Standard"><text:s text:c="3"/>создать пошаговую инструкцию проверки (четверка).</text:p>
      <text:p text:style-name="Standard"/>
      <text:p text:style-name="Standard">Тест 5</text:p>
      <text:p text:style-name="Standard"><text:s text:c="3"/>создать таблицу вероятных отказов. (отлично с минусом)</text:p>
      <text:p text:style-name="Standard"/>
      <text:p text:style-name="Standard">Тест 6</text:p>
      <text:p text:style-name="Standard"><text:s text:c="4"/>создать или найти инструкцию поиска неисправности и устранения (отлично)</text:p>
      <text:p text:style-name="Standard">----------------------------------------------------------------------------------------------------------</text:p>
      <text:p text:style-name="Standard">тест 7</text:p>
      <text:p text:style-name="Standard"><text:s text:c="4"/>создать схему на базе ТЗ <text:s/>(компенсация за невыполненный тесты от 1....6)</text:p>
      <text:p text:style-name="Standard"><text:s/></text:p>
      <text:p text:style-name="Standard">тест <text:s/>8</text:p>
      <text:p text:style-name="Standard"><text:s text:c="3"/>выявить недостатки схемы и устранить их <text:s text:c="2"/>(компенсация за невыполненный тесты от 1....7)</text:p>
      <text:p text:style-name="Standard">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5-11T04:03:09.16</meta:creation-date>
    <dc:date>2018-05-11T05:45:19.66</dc:date>
    <meta:editing-duration>PT1H11M50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2" meta:word-count="97" meta:character-count="942"/>
  </office:meta>
</office:document-meta>
</file>